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7"/>
    <style:style style:name="P9" style:family="paragraph" style:parent-style-name="Text_20_body" style:list-style-name="L26"/>
    <style:style style:name="P10" style:family="paragraph" style:parent-style-name="Text_20_body" style:list-style-name="L65">
      <style:text-properties style:font-name="ArialMT" fo:font-size="12pt"/>
    </style:style>
    <style:style style:name="P11" style:family="paragraph" style:parent-style-name="Text_20_body" style:list-style-name="L26">
      <style:paragraph-properties fo:margin-top="0.111in" fo:margin-bottom="0.111in"/>
    </style:style>
    <style:style style:name="P12" style:family="paragraph" style:parent-style-name="Text_20_body" style:list-style-name="L26">
      <style:paragraph-properties fo:margin-top="0.111in" fo:margin-bottom="0.111in"/>
      <style:text-properties fo:color="#000000"/>
    </style:style>
    <style:style style:name="P13" style:family="paragraph" style:parent-style-name="Text_20_body" style:list-style-name="L26">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3"/>
    <style:style style:name="P77" style:family="paragraph" style:parent-style-name="Standard" style:list-style-name="L64"/>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6"/>
    <style:style style:name="P159" style:family="paragraph" style:parent-style-name="Standard" style:list-style-name="L147"/>
    <style:style style:name="P160" style:family="paragraph" style:parent-style-name="Standard" style:list-style-name="L14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4.4</text:p>
      <text:list xml:id="list2377195545667086929" text:style-name="L1">
        <text:list-item>
          <text:p text:style-name="P15">detectability and normalization activities are written to dedicated log files:<text:line-break/> <text:s text:c="3"/>*.detectability.PYOTE.log<text:line-break/> <text:s text:c="3"/>*.normalization.PYOTE.log<text:line-break/></text:p>
        </text:list-item>
      </text:list>
      <text:p text:style-name="Standard">version 4.3.8</text:p>
      <text:list xml:id="list2801674559714181778" text:style-name="L2">
        <text:list-item>
          <text:p text:style-name="P16">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8682467441288887677" text:style-name="L3">
        <text:list-item>
          <text:p text:style-name="P17">removed the Pearson R metric – it was confusing and ineffective compared to the simple standard deviation metric<text:line-break/></text:p>
        </text:list-item>
        <text:list-item>
          <text:p text:style-name="P17">made it possible to select the points of the normalized target lightcurve to be included in the std metric<text:line-break/></text:p>
        </text:list-item>
      </text:list>
      <text:p text:style-name="Standard">version 4.3.6</text:p>
      <text:list xml:id="list4269389089765427062" text:style-name="L4">
        <text:list-item>
          <text:p text:style-name="P18">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4836247560463162939" text:style-name="L5">
        <text:list-item>
          <text:p text:style-name="P19">made the 'step-by' buttons radio buttons so that it is clear what the current step size is.<text:line-break/></text:p>
        </text:list-item>
        <text:list-item>
          <text:p text:style-name="P19">removed the automatic switch to the Lightcurve panel<text:line-break/></text:p>
        </text:list-item>
      </text:list>
      <text:p text:style-name="Standard">version 4.3.3</text:p>
      <text:list xml:id="list293798943642255050" text:style-name="L6">
        <text:list-item>
          <text:p text:style-name="P20">added a Pearson R calculation whenever normalization is being performed. This may be an aid in aligning time shifts between the target lightcurve and the reference <text:soft-page-break/>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3483303709059537408" text:style-name="L7">
        <text:list-item>
          <text:p text:style-name="P21">adds step size selection for the Y offset spinboxes<text:line-break/></text:p>
        </text:list-item>
        <text:list-item>
          <text:p text:style-name="P21">activates the 'show' checkbox on reference curves so that the reference curve display can be turned off – but it will still be active behind the scenes, just not visible.<text:line-break/></text:p>
        </text:list-item>
      </text:list>
      <text:p text:style-name="Standard">version 4.3.1</text:p>
      <text:list xml:id="list509359565399251661" text:style-name="L8">
        <text:list-item>
          <text:p text:style-name="P22">fixes an error message that occurs during the initial installation of a version that has a change to the number of tabs in the GUI<text:line-break/></text:p>
        </text:list-item>
      </text:list>
      <text:p text:style-name="Standard">version 4.3.0</text:p>
      <text:list xml:id="list1409772144819045529" text:style-name="L9">
        <text:list-item>
          <text:p text:style-name="P23">minor cosmetic cleanup to deal with Windows GUI differences (I hope it works – this is always a frustrating and mysterious area)<text:line-break/></text:p>
        </text:list-item>
      </text:list>
      <text:p text:style-name="Standard">version 4.2.9</text:p>
      <text:list xml:id="list8335552276986059467" text:style-name="L10">
        <text:list-item>
          <text:p text:style-name="P24">adds the lightcurve used to the report generated during the detectability analysis<text:line-break/></text:p>
        </text:list-item>
        <text:list-item>
          <text:p text:style-name="P24">automatically clears the effect of previous normailzation when the reference lightcurve is changed (or deselected)<text:line-break/></text:p>
        </text:list-item>
      </text:list>
      <text:p text:style-name="Standard">version 4.2.8</text:p>
      <text:list xml:id="list8913816193446077136" text:style-name="L11">
        <text:list-item>
          <text:p text:style-name="P25">fixes 'trim problem'<text:line-break/></text:p>
        </text:list-item>
        <text:list-item>
          <text:p text:style-name="P25">adds 'step by' buttons that change the smoothing interval spinbox step size.<text:line-break/></text:p>
        </text:list-item>
      </text:list>
      <text:p text:style-name="Standard">version 4.2.6</text:p>
      <text:list xml:id="list5196109207898375329" text:style-name="L12">
        <text:list-item>
          <text:p text:style-name="P26">tidies up the lightcurve panel a bit and changes color samples for target and reference curves.<text:line-break/></text:p>
        </text:list-item>
      </text:list>
      <text:p text:style-name="Standard">version 4.2.5</text:p>
      <text:list xml:id="list7411516979617986613" text:style-name="L13">
        <text:list-item>
          <text:p text:style-name="P27">completes implementation of the time shift (left/right shift) of the reference curve for normalization.<text:line-break/></text:p>
        </text:list-item>
        <text:list-item>
          <text:p text:style-name="P27">adds dot color samples next to the lightcurve titles.<text:line-break/></text:p>
        </text:list-item>
      </text:list>
      <text:p text:style-name="Standard">version 4.2.4</text:p>
      <text:list xml:id="list6464464881227107495" text:style-name="L14">
        <text:list-item>
          <text:p text:style-name="P28">makes tab/panel order sticky<text:line-break/></text:p>
        </text:list-item>
        <text:list-item>
          <text:p text:style-name="P28">analysis tab always opens first, but automatic switch to Lightcurves tab occurs upon file read.<text:line-break/></text:p>
        </text:list-item>
        <text:list-item>
          <text:p text:style-name="P28">'target' lightcurve cannot no longer be moved up or down. If there is an overlapping <text:soft-page-break/>lightcurve, move the non-target lightcurve to clear the overlap.<text:line-break/></text:p>
        </text:list-item>
      </text:list>
      <text:p text:style-name="Standard">version 4.2.3</text:p>
      <text:list xml:id="list6166655585553072986" text:style-name="L15">
        <text:list-item>
          <text:p text:style-name="P29">fixes block integration that was broken by the new lightcurve selection code.<text:line-break/></text:p>
        </text:list-item>
        <text:list-item>
          <text:p text:style-name="P29">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3910553172481782068" text:style-name="L16">
        <text:list-item>
          <text:p text:style-name="P30">adds logging/reporting of the curve (if any) used for normalization and the smoothing interval used.<text:line-break/> </text:p>
        </text:list-item>
      </text:list>
      <text:p text:style-name="Standard">version 4.2.2</text:p>
      <text:list xml:id="list5913959590831699979" text:style-name="L17">
        <text:list-item>
          <text:p text:style-name="P31">adds a new tab/panel for controlling the display of lightcurves. From the 'help button' on that tab:</text:p>
          <text:p text:style-name="P31"/>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83384189" text:continue-numbering="true" text:style-name="L17">
        <text:list-item>
          <text:p text:style-name="P31">the normalization itself has been simplified so that no user input is needed other than <text:soft-page-break/>the number of readings to be used in the smoothing procedure. The smoothing procedure is a double application of a first order Savitzky-Golay filter (a straight line) to the points included with extrapolation.<text:line-break/></text:p>
        </text:list-item>
        <text:list-item>
          <text:p text:style-name="P31">added (back again) a spinbox on the Setting/Misc. Tab that allows the dot size used in lightcurve plots to be changed.<text:line-break/></text:p>
        </text:list-item>
      </text:list>
      <text:p text:style-name="Standard">version 4.2.1</text:p>
      <text:list xml:id="list7224781059312116774" text:style-name="L18">
        <text:list-item>
          <text:p text:style-name="P32">fixed final report showing NE3 stuff even when NE3 not in use was checked.<text:line-break/></text:p>
        </text:list-item>
      </text:list>
      <text:p text:style-name="Standard">version 4.2.0</text:p>
      <text:list xml:id="list5579038012321717815" text:style-name="L19">
        <text:list-item>
          <text:p text:style-name="P33">improves annotation on <text:span text:style-name="T21">Detectability</text:span> plots by including the magDrop information.<text:line-break/></text:p>
        </text:list-item>
        <text:list-item>
          <text:p text:style-name="P33">eliminates the display of negative drops in the False-Positive histogram<text:line-break/> </text:p>
        </text:list-item>
      </text:list>
      <text:p text:style-name="Standard">version 4.1.9</text:p>
      <text:list xml:id="list8940520348070854441" text:style-name="L20">
        <text:list-item>
          <text:p text:style-name="P34">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8960904426497747652" text:style-name="L21">
        <text:list-item>
          <text:p text:style-name="P35">adds option to write sample light-curve from detectability analysis to a csv file that be imported to PyOTE.<text:line-break/></text:p>
        </text:list-item>
      </text:list>
      <text:p text:style-name="Standard">version 4.1.7</text:p>
      <text:list xml:id="list2779133302406404731" text:style-name="L22">
        <text:list-item>
          <text:p text:style-name="P36">adds the requirement to specify an observation duration when doing a detectability test<text:line-break/></text:p>
        </text:list-item>
        <text:list-item>
          <text:p text:style-name="P36">during a detectability test, if a detectable event was found, a sample light-curve showing such an event is plotted, otherwise the normal False-Positive plot will be shown.<text:line-break/></text:p>
        </text:list-item>
      </text:list>
      <text:p text:style-name="Standard">version 4.1.6</text:p>
      <text:list xml:id="list1571795710254222106" text:style-name="L23">
        <text:list-item>
          <text:p text:style-name="P37">reenables Cholesky failure messages (disabled for testing)<text:line-break/></text:p>
        </text:list-item>
        <text:list-item>
          <text:p text:style-name="P37">Adds test to detectability routine so that the user cannot give an event duration that requires more points than are available in the observation.<text:line-break/></text:p>
        </text:list-item>
      </text:list>
      <text:p text:style-name="Standard">version 4.1.5</text:p>
      <text:list xml:id="list419195110481039612" text:style-name="L24">
        <text:list-item>
          <text:p text:style-name="P38">changed error bar calculation reporting so that the the value reported in the containment interval report matches that reported in the Excel final report when there is no asymmetry present.</text:p>
          <text:p text:style-name="P38"/>
        </text:list-item>
      </text:list>
      <text:p text:style-name="Standard">version 4.1.4</text:p>
      <text:list xml:id="list4933859607277033618" text:style-name="L25">
        <text:list-item>
          <text:p text:style-name="P39">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7085786010749792638" text:style-name="L26">
        <text:list-item>
          <text:p text:style-name="P9"><office:annotation><dc:date>2022-01-22T08:44:09</dc:date><text:p>&lt;!--StartFragment--&gt;</text:p></office:annotation>The Night Eagle 3 is a rolling shutter CMOS camera. As a result, with this camera, the <text:soft-page-break/>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text:soft-page-break/>events 0.5 seconds and longer.<office:annotation><dc:date>2022-01-22T08:44:09</dc:date><text:p>&lt;!--EndFragment--&gt;</text:p></office:annotation></text:p>
        </text:list-item>
      </text:list>
      <text:list xml:id="list2069238145251148499" text:style-name="L27">
        <text:list-header>
          <text:p text:style-name="P40"/>
        </text:list-header>
      </text:list>
      <text:p text:style-name="Standard">version 4.1.2</text:p>
      <text:list xml:id="list495050870433582131" text:style-name="L28">
        <text:list-item>
          <text:p text:style-name="P41">fixes bug when D only search has been selected<text:line-break/></text:p>
        </text:list-item>
      </text:list>
      <text:p text:style-name="Standard">version 4.1.1</text:p>
      <text:list xml:id="list3067415833789724031" text:style-name="L29">
        <text:list-item>
          <text:p text:style-name="P42">fixes bug where signal columns beyond four were being read <text:s/>as duplicates of column 5.<text:line-break/></text:p>
        </text:list-item>
      </text:list>
      <text:p text:style-name="Standard">version 4.1.0</text:p>
      <text:list xml:id="list3060761404899124142" text:style-name="L30">
        <text:list-item>
          <text:p text:style-name="P43">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5024517612690064154" text:style-name="L31">
        <text:list-item>
          <text:p text:style-name="P44">fixes issue where PyOTE could not read files that it had written.<text:line-break/></text:p>
        </text:list-item>
      </text:list>
      <text:p text:style-name="Standard">version 4.0.8</text:p>
      <text:list xml:id="list1344320683749612895" text:style-name="L32">
        <text:list-item>
          <text:p text:style-name="P45">fixes bug (introduced by a misspelling in version 4.0.7) that kept csv files with more than four apertures from runnig.<text:line-break/></text:p>
        </text:list-item>
      </text:list>
      <text:p text:style-name="Standard">version 4.0.7</text:p>
      <text:list xml:id="list4849649978609253599" text:style-name="L33">
        <text:list-item>
          <text:p text:style-name="P46">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1413613410362800540" text:style-name="L34">
        <text:list-item>
          <text:p text:style-name="P47">minor GUI changes<text:line-break/></text:p>
        </text:list-item>
      </text:list>
      <text:p text:style-name="Standard">version 4.0.5</text:p>
      <text:list xml:id="list6468022225904130620" text:style-name="L35">
        <text:list-item>
          <text:p text:style-name="P48">if you click outside the light-curve, the closest point will be toggled (so you don't have to zoom in to select the leftmost or rightmost point in a light-curve.<text:line-break/></text:p>
        </text:list-item>
        <text:list-item>
          <text:p text:style-name="P48">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text:soft-page-break/>version 4.0.4</text:p>
      <text:list xml:id="list5832605052237099499" text:style-name="L36">
        <text:list-item>
          <text:p text:style-name="P49">a few GUI changes<text:line-break/></text:p>
        </text:list-item>
        <text:list-item>
          <text:p text:style-name="P49">removed the Use as secondary check box. Now if secondary curve is selected (spinner is non-zero), it will be used automatically.<text:line-break/></text:p>
        </text:list-item>
      </text:list>
      <text:p text:style-name="Standard">version 4.0.3</text:p>
      <text:list xml:id="list8580971811253724664" text:style-name="L37">
        <text:list-item>
          <text:p text:style-name="P50">implements a major GUI change: uses tabbed folders to group buttons and other controls. <text:line-break/></text:p>
        </text:list-item>
        <text:list-item>
          <text:p text:style-name="P50">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50">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3621994833807583753" text:style-name="L38">
        <text:list-item>
          <text:p text:style-name="P51">removed a debug print statement that was inadvertently left in. It is responsible for the “mouse event” messages polluting the log file.<text:line-break/></text:p>
        </text:list-item>
      </text:list>
      <text:p text:style-name="Standard">version 4.0.1</text:p>
      <text:list xml:id="list4750576359845248016" text:style-name="L39">
        <text:list-item>
          <text:p text:style-name="P52">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7807192040947575333" text:style-name="L40">
        <text:list-item>
          <text:p text:style-name="P53">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3220838092237287674" text:style-name="L41">
        <text:list-item>
          <text:p text:style-name="P54">whew! 3.9.8 did solve the sizing issue. So it is safe to get back in the water so...<text:line-break/><text:line-break/><text:soft-page-break/>This version just improves the right-click context help for buttons in the new Detectibility calculator.<text:line-break/></text:p>
        </text:list-item>
      </text:list>
      <text:p text:style-name="Standard">version 3.9.8</text:p>
      <text:list xml:id="list5040086244992043386" text:style-name="L42">
        <text:list-item>
          <text:p text:style-name="P55">one more attempt to solve the gui sizing issue.<text:line-break/></text:p>
        </text:list-item>
        <text:list-item>
          <text:p text:style-name="P55">'sticky' settings are back but are now stored in <text:span text:style-name="T16">pyote.ini</text:span> instead of the<text:line-break/> obscure <text:span text:style-name="T16">simple-ote.ini<text:line-break/></text:span></text:p>
        </text:list-item>
      </text:list>
      <text:p text:style-name="Standard">version 3.9.7</text:p>
      <text:list xml:id="list5205820728619477307" text:style-name="L43">
        <text:list-item>
          <text:p text:style-name="P56">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1277073458928083805" text:style-name="L44">
        <text:list-item>
          <text:p text:style-name="P57">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5589342074179674009" text:style-name="L45">
        <text:list-item>
          <text:p text:style-name="P58">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4301414322807613293" text:style-name="L46">
        <text:list-item>
          <text:p text:style-name="P59">attempts to fix over-size initial gui.<text:line-break/></text:p>
        </text:list-item>
      </text:list>
      <text:p text:style-name="Standard">version 3.9.3</text:p>
      <text:list xml:id="list604255086809234128" text:style-name="L47">
        <text:list-item>
          <text:p text:style-name="P60">makes various improvements to the 'detectability' calculator to make it easier to use.<text:line-break/></text:p>
        </text:list-item>
      </text:list>
      <text:p text:style-name="Standard">version 3.9.2</text:p>
      <text:list xml:id="list2505803393937122088" text:style-name="L48">
        <text:list-item>
          <text:p text:style-name="P61"><text:soft-page-break/>adds a 'detectability' calculator for use in pre-planning event observation.<text:line-break/></text:p>
        </text:list-item>
        <text:list-item>
          <text:p text:style-name="P61">'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1341753756175075343" text:style-name="L49">
        <text:list-item>
          <text:p text:style-name="P62">adds an snr calculation to the <text:span text:style-name="T18">Calc baseline stats</text:span> button.<text:line-break/></text:p>
        </text:list-item>
      </text:list>
      <text:p text:style-name="Standard">version 3.9.0</text:p>
      <text:list xml:id="list8750720933712629404" text:style-name="L50">
        <text:list-item>
          <text:p text:style-name="P63">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9040148525425348529" text:style-name="L51">
        <text:list-item>
          <text:p text:style-name="P64">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6602901531821715574" text:style-name="L52">
        <text:list-item>
          <text:p text:style-name="P65">fixed a bug that sometimes kept events that contained a single point at the bottom from producing a report.<text:line-break/></text:p>
        </text:list-item>
      </text:list>
      <text:p text:style-name="Standard">version 3.8.7</text:p>
      <text:list xml:id="list8849012113594890105" text:style-name="L53">
        <text:list-item>
          <text:p text:style-name="P66">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7386874841110591709" text:style-name="L54">
        <text:list-item>
          <text:p text:style-name="P67">checks for only a single light-curve in the csv file which was causing a 'list index out of range' error message<text:line-break/></text:p>
        </text:list-item>
      </text:list>
      <text:p text:style-name="Standard">version 3.8.5</text:p>
      <text:list xml:id="list4324622353873105328" text:style-name="L55">
        <text:list-item>
          <text:p text:style-name="P68">changed the way QGridLayout was referenced.<text:line-break/></text:p>
        </text:list-item>
      </text:list>
      <text:p text:style-name="Standard">version 3.8.4</text:p>
      <text:list xml:id="list7710236881975077934" text:style-name="L56">
        <text:list-item>
          <text:p text:style-name="P69">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9"/>
        </text:list-item>
      </text:list>
      <text:p text:style-name="Standard">version 3.8.3</text:p>
      <text:list xml:id="list4248763437386458550" text:style-name="L57">
        <text:list-item>
          <text:p text:style-name="P70"><text:soft-page-break/>adds display of light-curve name (if available in the csv file) to the curve-to-be-analyzed and the normalization curve next to their selection spinners.<text:line-break/></text:p>
        </text:list-item>
      </text:list>
      <text:p text:style-name="Standard">version 3.8.2</text:p>
      <text:list xml:id="list2062660329366180662" text:style-name="L58">
        <text:list-item>
          <text:p text:style-name="P71">3.7.5 introduced a scrollable GUI for small screens. Unfortunately, that caused resizing problem for all users. The version reverts back to the original GUI design.<text:line-break/></text:p>
        </text:list-item>
        <text:list-item>
          <text:p text:style-name="P71">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727375868915861644" text:style-name="L59">
        <text:list-item>
          <text:p text:style-name="P72">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2112516351610656474" text:style-name="L60">
        <text:list-item>
          <text:p text:style-name="P73">adds a tutorial button to supply a quick-start for new or infrequent users.<text:line-break/></text:p>
        </text:list-item>
      </text:list>
      <text:p text:style-name="Standard">version 3.7.9</text:p>
      <text:list xml:id="list7204682592500874301" text:style-name="L61">
        <text:list-item>
          <text:p text:style-name="P74">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85214851715664259" text:style-name="L62">
        <text:list-item>
          <text:p text:style-name="P75">added visible left, top, and bottom axes to main plot (with ticks to make easier to associate timestamp with point).<text:line-break/></text:p>
        </text:list-item>
      </text:list>
      <text:p text:style-name="Standard">version 3.7.7</text:p>
      <text:list xml:id="list1085871378156201137" text:style-name="L63">
        <text:list-item>
          <text:p text:style-name="P76">if timestamps are available in the csv file, they are used as x axis labels in the main plot.<text:line-break/></text:p>
        </text:list-item>
      </text:list>
      <text:p text:style-name="Standard">version 3.7.6</text:p>
      <text:list xml:id="list581145350073214275" text:style-name="L64">
        <text:list-item>
          <text:p text:style-name="P77">changed the way QMainWindow and Qapplication were referenced to accommodate the latest Anaconda version, which has reorganized where those modules are stored. </text:p>
          <text:p text:style-name="P77">This was causing a fatal startup error.<text:line-break/> </text:p>
        </text:list-item>
      </text:list>
      <text:p text:style-name="Standard">version 3.7.5</text:p>
      <text:list xml:id="list669164979392407660" text:style-name="L65">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text:soft-page-break/>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3408973046331376418" text:style-name="L66">
        <text:list-item>
          <text:p text:style-name="P78">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7964447648361421696" text:style-name="L67">
        <text:list-item>
          <text:p text:style-name="P79">adds code line needed by any Mac users that are running Big Sur<text:line-break/></text:p>
        </text:list-item>
      </text:list>
      <text:p text:style-name="Standard">version 3.7.2</text:p>
      <text:list xml:id="list4315815891235977780" text:style-name="L68">
        <text:list-item>
          <text:p text:style-name="P80">fixes bug that caused all analysis attempts to 'stall'</text:p>
        </text:list-item>
      </text:list>
      <text:p text:style-name="Standard"/>
      <text:p text:style-name="Standard">version 3.7.1</text:p>
      <text:list xml:id="list1800597332153273021" text:style-name="L69">
        <text:list-item>
          <text:p text:style-name="P81">fixed a bug in the r limb angle entry<text:line-break/></text:p>
        </text:list-item>
      </text:list>
      <text:p text:style-name="Standard">version 3.7.0</text:p>
      <text:list xml:id="list8304794651291284007" text:style-name="L70">
        <text:list-item>
          <text:p text:style-name="P82">adds right-click help to ast speed label giving the equation to use if asteroid speed is not available but asteroid diameter and maximum duration are specified<text:line-break/></text:p>
        </text:list-item>
        <text:list-item>
          <text:p text:style-name="P82">adds suggestion to right-click help on penumbral fit checkbox for how to find the penumbral curve csv file that is provided for practice purposes.<text:line-break/></text:p>
        </text:list-item>
      </text:list>
      <text:p text:style-name="Standard">version 3.6.8</text:p>
      <text:list xml:id="list826662095929375734" text:style-name="L71">
        <text:list-item>
          <text:p text:style-name="P83">adds modeling of off centerline observations to lightcurve calibration curve generation<text:line-break/></text:p>
        </text:list-item>
      </text:list>
      <text:p text:style-name="Standard">version 3.6.7</text:p>
      <text:list xml:id="list7639156376323581908" text:style-name="L72">
        <text:list-item>
          <text:p text:style-name="P84">clarified the location of the Enable Manual Timestamp Entry checkbox in the pop-up message appears when there are no timestamps in the csv file.<text:line-break/></text:p>
        </text:list-item>
      </text:list>
      <text:p text:style-name="Standard">version 3.6.6</text:p>
      <text:list xml:id="list50879827842488862" text:style-name="L73">
        <text:list-item>
          <text:p text:style-name="P85">modified the lightcurve demo to show more clearly the camera exposure function and the star intensity function that are convolved with the diffraction lightcurve to produce the lightcurve as seen by the camera.<text:line-break/><text:soft-pag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4944469954431111306" text:style-name="L74">
        <text:list-item>
          <text:p text:style-name="P86">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158720930050067285" text:style-name="L75">
        <text:list-item>
          <text:p text:style-name="P87">version 3.6.2 would open .xlsx Report file on Mac, but not Windows. This version attempts to fix that (Windows needs a different command to open a file).<text:line-break/></text:p>
        </text:list-item>
      </text:list>
      <text:p text:style-name="Standard">version 3.6.2</text:p>
      <text:list xml:id="list3183235251064463428" text:style-name="L76">
        <text:list-item>
          <text:p text:style-name="P88">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680611859460438919" text:style-name="L77">
        <text:list-item>
          <text:p text:style-name="P89">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7166470722445105406" text:style-name="L78">
        <text:list-item>
          <text:p text:style-name="P90"><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oft-page-break/><text:span text:style-name="T17">…</text:span> <text:span text:style-name="T17">MUST BE CONVERTED to .xlsx for use by PyOTE!<text:line-break/></text:span></text:p>
          <text:p text:style-name="P90"><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1972432809456228853" text:style-name="L79">
        <text:list-item>
          <text:p text:style-name="P91">fixed another bug in penumbral curve fit and removed diagnostic printouts.<text:line-break/></text:p>
        </text:list-item>
      </text:list>
      <text:p text:style-name="Standard">version 3.5.8</text:p>
      <text:list xml:id="list180351408311248330" text:style-name="L80">
        <text:list-item>
          <text:p text:style-name="P92">fixed a number of bugs in the penumbral curve fit code<text:line-break/></text:p>
        </text:list-item>
      </text:list>
      <text:p text:style-name="Standard">version 3.5.7</text:p>
      <text:list xml:id="list5508240658884980097" text:style-name="L81">
        <text:list-item>
          <text:p text:style-name="P93">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324991887318571550" text:style-name="L82">
        <text:list-item>
          <text:p text:style-name="P94">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8886468192187429795" text:style-name="L83">
        <text:list-item>
          <text:p text:style-name="P95">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421104245341070256" text:style-name="L84">
        <text:list-item>
          <text:p text:style-name="P96">made the 'get newest version' code identical to that in PyMovie in hopes that <text:soft-page-break/>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570113819324174467" text:style-name="L85">
        <text:list-item>
          <text:p text:style-name="P97">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7505544538390179166" text:style-name="L86">
        <text:list-item>
          <text:p text:style-name="P98">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681017755331445750" text:style-name="L87">
        <text:list-item>
          <text:p text:style-name="P99">Added additional references to the North American Excel Spreadsheet report in the new section of the final report that bangs on about the start-of-exposure timing convention.<text:line-break/></text:p>
        </text:list-item>
      </text:list>
      <text:p text:style-name="Standard">version 3.5.0</text:p>
      <text:list xml:id="list671647624791884035" text:style-name="L88">
        <text:list-item>
          <text:p text:style-name="P10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0">NEW: when 'trims' have been placed, a 'write csv' process will honor those values and produce a 'trimmed' output file.<text:line-break/></text:p>
        </text:list-item>
        <text:list-item>
          <text:p text:style-name="P100">NEW: when a light curve has been 'normalized', the changed values are written to the data table where, once again, a 'write csv' process will capture the results.<text:line-break/></text:p>
        </text:list-item>
        <text:list-item>
          <text:p text:style-name="P100">Added additional reminders that the start-of-exposure timestamp/timing convention is employed.</text:p>
        </text:list-item>
      </text:list>
      <text:p text:style-name="Standard"/>
      <text:p text:style-name="Standard">version 3.4.9</text:p>
      <text:list xml:id="list3801532239504959870" text:style-name="L89">
        <text:list-item>
          <text:p text:style-name="P101"><text:soft-page-break/>Added some explanatory language to the “Excel report” section regarding the proper interpretation of the 'false positive probability' number.<text:line-break/></text:p>
        </text:list-item>
      </text:list>
      <text:p text:style-name="Standard">version 3.4.8</text:p>
      <text:list xml:id="list1130521276432968383" text:style-name="L90">
        <text:list-item>
          <text:p text:style-name="P102">This version deals more realistically with high magDrop lightcurves by defining a 'limiting magDrop' as: <text:line-break/><text:line-break/><text:tab/>limMagDrop = 2.5 * log10( B / std(A) ) <text:line-break/><text:line-break/><text:tab/>std(A) is the noise level of A.</text:p>
          <text:p text:style-name="P102"><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996428457366322605" text:style-name="L91">
        <text:list-item>
          <text:p text:style-name="P103">Automatically loads the correct version of Adv2<text:line-break/></text:p>
        </text:list-item>
      </text:list>
      <text:p text:style-name="Standard">version 3.4.6</text:p>
      <text:list xml:id="list4143208320372690984" text:style-name="L92">
        <text:list-item>
          <text:p text:style-name="P104">Adds AAV Version 2 file as a type that can be read (important when Do OCR check is enabled)</text:p>
        </text:list-item>
      </text:list>
      <text:p text:style-name="Standard"/>
      <text:p text:style-name="Standard">version 3.4.5</text:p>
      <text:list xml:id="list2709820283018224503" text:style-name="L93">
        <text:list-item>
          <text:p text:style-name="P105">Fixes block integration which was failing when more than 4 lightcurves were being processed.<text:line-break/></text:p>
        </text:list-item>
        <text:list-item>
          <text:p text:style-name="P105">Made use diff and Do OCR checkboxes sticky.<text:line-break/></text:p>
        </text:list-item>
      </text:list>
      <text:p text:style-name="Standard">version 3.4.4</text:p>
      <text:list xml:id="list1423421293800266172" text:style-name="L94">
        <text:list-item>
          <text:p text:style-name="P106">PyMovie files can have lightcurves extracted from more than 4 apertures (with user supplied names). <text:s/>This version allows all lightcurves from PyMovie files to <text:soft-page-break/>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808272452828660055" text:style-name="L95">
        <text:list-item>
          <text:p text:style-name="P10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252642473552324129" text:style-name="L96">
        <text:list-item>
          <text:p text:style-name="P10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506559579422177212" text:style-name="L97">
        <text:list-item>
          <text:p text:style-name="P10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866123756490489297" text:style-name="L98">
        <text:list-item>
          <text:p text:style-name="P110">Adds the ability to specify a diffraction lightcurve for use in timing the event. A <text:soft-page-break/>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1655892476464645001" text:style-name="L99">
        <text:list-item>
          <text:p text:style-name="P111">Automatically installs cv2 if not already present. <text:s/>This package is needed for the new frame view feature.<text:line-break/></text:p>
        </text:list-item>
      </text:list>
      <text:p text:style-name="Standard">version 3.3.8</text:p>
      <text:list xml:id="list1584034345274751445" text:style-name="L100">
        <text:list-item>
          <text:p text:style-name="P11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790215472212354481" text:style-name="L101">
        <text:list-item>
          <text:p text:style-name="P113">A new button (View frame) with an associated spinner for entry of a frame number has been added:</text:p>
          <text:p text:style-name="P11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oft-page-break/><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800137018759612762" text:style-name="L102">
        <text:list-item>
          <text:p text:style-name="P11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932655982653100698" text:style-name="L103">
        <text:list-item>
          <text:p text:style-name="P11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2534884627717784000" text:style-name="L104">
        <text:list-item>
          <text:p text:style-name="P11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951484758344681657" text:style-name="L105">
        <text:list-item>
          <text:p text:style-name="P11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280865749894709844" text:style-name="L106">
        <text:list-item>
          <text:p text:style-name="P118">Changed main plot so that the scroll wheel only zooms the x axis.</text:p>
        </text:list-item>
        <text:list-item>
          <text:p text:style-name="P118">Changed lightcurve plot so that it conforms properly to 'start-of-exposure'.<text:line-break/></text:p>
        </text:list-item>
      </text:list>
      <text:p text:style-name="Standard">version 3.2.8</text:p>
      <text:list xml:id="list356358983216237107" text:style-name="L107">
        <text:list-item>
          <text:p text:style-name="P119">Changed font size in help files --- it was fine for Mac but too big for Win10<text:line-break/></text:p>
        </text:list-item>
      </text:list>
      <text:p text:style-name="Standard">version 3.2.7</text:p>
      <text:list xml:id="list5077702561201323764" text:style-name="L108">
        <text:list-item>
          <text:p text:style-name="P12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text:soft-page-break/>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856080431601396840" text:style-name="L109">
        <text:list-item>
          <text:p text:style-name="P121">This is a 'cosmetic' release --- there should be NO detectable differences from version 3.2.5 in terms of functionality.</text:p>
        </text:list-item>
        <text:list-item>
          <text:p text:style-name="P121">All python files were brought into compliance with PEP 8 coding standards. <text:s/>Only I care about that.</text:p>
        </text:list-item>
        <text:list-item>
          <text:p text:style-name="P12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1">All this 'cosmetic' work is in preparation for working on PyOTE issues again.<text:line-break/> </text:p>
        </text:list-item>
      </text:list>
      <text:p text:style-name="Standard">version 3.2.5</text:p>
      <text:list xml:id="list8797138758095500682" text:style-name="L110">
        <text:list-item>
          <text:p text:style-name="P12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442787721160379643" text:style-name="L111">
        <text:list-item>
          <text:p text:style-name="P123">Modified the test for newer version to accommodate the different strings returned by pip 18.1 and pip 19.0+</text:p>
        </text:list-item>
        <text:list-item>
          <text:p text:style-name="P123">Added ability to invoke PyOTE from PyMovie with an externally supplied csv file that is automatically opened.<text:line-break/></text:p>
        </text:list-item>
      </text:list>
      <text:p text:style-name="Standard">version 3.2.3</text:p>
      <text:list xml:id="list438534479562768898" text:style-name="L112">
        <text:list-item>
          <text:p text:style-name="P12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4">Added support for the PyMovie csv format<text:line-break/></text:p>
        </text:list-item>
      </text:list>
      <text:p text:style-name="Standard">version 3.2.1</text:p>
      <text:list xml:id="list748498965107625119" text:style-name="L113">
        <text:list-item>
          <text:p text:style-name="P12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text:soft-page-break/>followed by non-empty fields --- not a likely expectation).<text:line-break/></text:p>
        </text:list-item>
      </text:list>
      <text:p text:style-name="Standard">version 3.2.0</text:p>
      <text:list xml:id="list6593393904452814094" text:style-name="L114">
        <text:list-item>
          <text:p text:style-name="P126">Changed GUI to better align text on min max edit boxes to avoid confusion.<text:line-break/></text:p>
        </text:list-item>
      </text:list>
      <text:p text:style-name="Standard">version 3.1.9</text:p>
      <text:list xml:id="list3786546074923275786" text:style-name="L115">
        <text:list-item>
          <text:p text:style-name="P127">Fixed a bug in the test for a min/max solution search being constrained by a too large min value.<text:line-break/></text:p>
        </text:list-item>
      </text:list>
      <text:p text:style-name="Standard">version 3.1.8</text:p>
      <text:list xml:id="list704690542423550044" text:style-name="L116">
        <text:list-item>
          <text:p text:style-name="P128">version 3.1.7 was released without an updated version history. <text:s/>Here is what was changed in 3.1.7:<text:line-break/></text:p>
        </text:list-item>
        <text:list-item>
          <text:p text:style-name="P12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304210813875040953" text:style-name="L117">
        <text:list-item>
          <text:p text:style-name="P129">Values entered in the Manual Timestamp Entry dialog box are now 'sticky', thus making corrections easy to do without requiring re-entry of all data. </text:p>
          <text:p text:style-name="P129"><text:line-break/>Also trapped is the case where a user has entered a custom frame time but failed to click the radio button indicating that it is to be used.<text:line-break/></text:p>
        </text:list-item>
      </text:list>
      <text:p text:style-name="Standard">version 3.1.5:</text:p>
      <text:list xml:id="list8510703551551178188" text:style-name="L118">
        <text:list-item>
          <text:p text:style-name="P13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5450319396772337138" text:style-name="L119">
        <text:list-item>
          <text:p text:style-name="P131">Fixed error in new dropped reading detection logic when light curve was processed in field mode.<text:line-break/></text:p>
        </text:list-item>
        <text:list-item>
          <text:p text:style-name="P131"><text:soft-page-break/>Cleaned up some language in tooltips.<text:line-break/></text:p>
        </text:list-item>
      </text:list>
      <text:p text:style-name="Standard">version 3.1.3:</text:p>
      <text:list xml:id="list4481268339567558190" text:style-name="L120">
        <text:list-item>
          <text:p text:style-name="P13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2">Eliminated the 'entry num' column in the data matrix at the lower left of the GUI. The 'entry num' is unused and a possible source of confusion with the frame or field number for the unwary.<text:line-break/></text:p>
        </text:list-item>
        <text:list-item>
          <text:p text:style-name="P132">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141387387364476077" text:style-name="L121">
        <text:list-item>
          <text:p text:style-name="P13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158325429085970760" text:style-name="L122">
        <text:list-item>
          <text:p text:style-name="P13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090168296228364904" text:style-name="L123">
        <text:list-item>
          <text:p text:style-name="P135">Added a Mac version of a pyote startup file. <text:s/>It is automatically placed on the Desktop the first time pyote is run. <text:s/>Double-clicking on that Desktop file icon will start pyote thereafter.<text:line-break/> </text:p>
        </text:list-item>
      </text:list>
      <text:p text:style-name="Standard"><text:soft-page-break/>version 3.0.8:</text:p>
      <text:list xml:id="list984131829084550818" text:style-name="L124">
        <text:list-item>
          <text:p text:style-name="P13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016360808007318467" text:style-name="L125">
        <text:list-item>
          <text:p text:style-name="P13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390317745971003968" text:style-name="L126">
        <text:list-item>
          <text:p text:style-name="P13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324598760930722234" text:style-name="L127">
        <text:list-item>
          <text:p text:style-name="P13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200254283422833781" text:style-name="L128">
        <text:list-item>
          <text:p text:style-name="P140">Disable the Accept integration button when user overrides an automatic block analysis with a manual block selection followed by a click on the Block integrate button.<text:line-break/></text:p>
        </text:list-item>
      </text:list>
      <text:p text:style-name="Standard">version 2.1.4:</text:p>
      <text:list xml:id="list5252561859351581502" text:style-name="L129">
        <text:list-item>
          <text:p text:style-name="P141">Corrected a bug that kept manual selection of block integration from being performed after a refusal to accept the automatic block analysis results.<text:line-break/></text:p>
        </text:list-item>
      </text:list>
      <text:p text:style-name="Standard">version 2.1.3:</text:p>
      <text:list xml:id="list2114728600115431257" text:style-name="L130">
        <text:list-item>
          <text:p text:style-name="P14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216074075230563970" text:style-name="L131">
        <text:list-item>
          <text:p text:style-name="P143">To ease usage of the automatic block integration feature, accepting the automatically determined block integration parameters no longer uses a modal query box, which interfered with the ability to explore/expand the light curve plot. <text:s/><text:soft-page-break/>Now there is separate button which gets enabled after an automatic block integration completes.</text:p>
        </text:list-item>
      </text:list>
      <text:p text:style-name="Standard"/>
      <text:p text:style-name="Standard">version 2.1.1</text:p>
      <text:list xml:id="list5495610088222099257" text:style-name="L132">
        <text:list-item>
          <text:p text:style-name="P144">Added progress bar tracking of block integration analysis because it can take an extended amount of time to complete the analysis when the light curve has many points.<text:line-break/></text:p>
        </text:list-item>
      </text:list>
      <text:p text:style-name="Standard">version 2.1.0</text:p>
      <text:list xml:id="list1358510354535292081" text:style-name="L133">
        <text:list-item>
          <text:p text:style-name="P14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1022577680618103464" text:style-name="L134">
        <text:list-item>
          <text:p text:style-name="P146">Made the selection of Tooltip display 'sticky'</text:p>
        </text:list-item>
        <text:list-item>
          <text:p text:style-name="P146">Duration calculation when D and R span midnight now handled correctly</text:p>
        </text:list-item>
      </text:list>
      <text:p text:style-name="Standard"/>
      <text:p text:style-name="Standard">version 2.0.8</text:p>
      <text:list xml:id="list2152490570813085945" text:style-name="L135">
        <text:list-item>
          <text:p text:style-name="P147">toolTips changed to invoke and display in a custom dialog box that can be moved and resized to better accommodate legacy displays</text:p>
        </text:list-item>
        <text:list-item>
          <text:p text:style-name="P147">Calc flash timing calculation fixed to properly deal with the non-integer frame numbers that can result from field processed csv files</text:p>
        </text:list-item>
        <text:list-item>
          <text:p text:style-name="P147">Flash timing has been verified to work with integrated light curves</text:p>
        </text:list-item>
        <text:list-item>
          <text:p text:style-name="P14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318995362778352112" text:style-name="L136">
        <text:list-item>
          <text:p text:style-name="P148">Adds a button to calculate the edge position of an LED timing flash.</text:p>
        </text:list-item>
        <text:list-item>
          <text:p text:style-name="P14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48">Adds a checkbox to force manual entry of timestamp info. <text:s/>This is useful when OCR on a VTI timed light curve has catastrophic errors. <text:s/>It is always employed when using LED flash timing.</text:p>
        </text:list-item>
      </text:list>
      <text:list xml:id="list5749113506759081410" text:style-name="L137">
        <text:list-item>
          <text:p text:style-name="P149">During the error bar calculation, it is possible for the Cholesky decomposition needed for treating correlated noise to fail. <text:s/>Previous versions treated this as a <text:soft-page-break/>fatal error and would not produce a final report. <text:s/>This version instead treats the noise as uncorrelated and continues processing to produce a final report.</text:p>
        </text:list-item>
      </text:list>
      <text:p text:style-name="Standard"/>
      <text:p text:style-name="Standard">version 2.0.6</text:p>
      <text:list xml:id="list8561393382097203814" text:style-name="L138">
        <text:list-item>
          <text:p text:style-name="P15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621632408831395212" text:style-name="L139">
        <text:list-item>
          <text:p text:style-name="P151">files generated by pyote now contain PYOTE in the filename.<text:line-break/></text:p>
        </text:list-item>
        <text:list-item>
          <text:p text:style-name="P15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075287690012347821" text:style-name="L140">
        <text:list-item>
          <text:p text:style-name="P15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963038321475933854" text:style-name="L141">
        <text:list-item>
          <text:p text:style-name="P15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300120862470329932" text:style-name="L142">
        <text:list-item>
          <text:p text:style-name="P15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013883612848591136" text:style-name="L143">
        <text:list-item>
          <text:p text:style-name="P155">improved handling of D and R region selection so that one cannot enter an invalid configuration --- automatic corrections/changes are applied.<text:line-break/></text:p>
        </text:list-item>
        <text:list-item>
          <text:p text:style-name="P15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text:soft-page-break/></text:p>
      <text:p text:style-name="Standard">version 1.47</text:p>
      <text:list xml:id="list4055034159308576367" text:style-name="L144">
        <text:list-item>
          <text:p text:style-name="P156">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2906387644946185926" text:style-name="L145">
        <text:list-item>
          <text:p text:style-name="P15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181626409344543239" text:style-name="L146">
        <text:list-item>
          <text:p text:style-name="P158">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132952625503294992" text:style-name="L147">
        <text:list-item>
          <text:p text:style-name="P15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719521107116453194" text:style-name="L148">
        <text:list-item>
          <text:p text:style-name="P16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17T09:51:32</dc:date>
    <meta:editing-cycles>192</meta:editing-cycles>
    <meta:editing-duration>P1DT2H27M6S</meta:editing-duration>
    <dc:creator>Robert Anderson</dc:creator>
    <meta:document-statistic meta:table-count="0" meta:image-count="3" meta:object-count="0" meta:page-count="27" meta:paragraph-count="391" meta:word-count="10209" meta:character-count="59569"/>
    <meta:template xlink:type="simple" xlink:actuate="onRequest" xlink:title="" xlink:href="Normal"/>
  </office:meta>
</office:document-meta>
</file>